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0840*"/>
    </style:style>
    <style:style style:name="Table1.B" style:family="table-column">
      <style:table-column-properties style:rel-column-width="1927*"/>
    </style:style>
    <style:style style:name="Table1.C" style:family="table-column">
      <style:table-column-properties style:rel-column-width="28912*"/>
    </style:style>
    <style:style style:name="Table1.D" style:family="table-column">
      <style:table-column-properties style:rel-column-width="3855*"/>
    </style:style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5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 and paste the following code into the <text:span text:style-name="Source_Text"><text:span text:style-name="NormalTok">Main</text:span></text:span> method of a new project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Conjunction (and, &amp;&amp;) truth table:"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\n</text:span><text:span text:style-name="StringTok"><text:s text:c="1"/>&amp;&amp; </text:span><text:span text:style-name="SpecialCharTok">\t</text:span><text:span text:style-name="StringTok">|| <text:s text:c="1"/>"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 "</text:span><text:span text:style-name="NormalTok"><text:s text:c="1"/></text:span><text:span text:style-name="OperatorTok">+</text:span><text:span text:style-name="NormalTok"><text:s text:c="1"/></text:span><text:span text:style-name="KeywordTok">false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--------||--------------|--------"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| <text:s text:c="1"/>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OperatorTok">)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<text:span text:style-name="NormalTok"><text:s text:c="1"/></text:span><text:span text:style-name="OperatorTok">+</text:span><text:span text:style-name="NormalTok"><text:s text:c="1"/></text:span><text:span text:style-name="KeywordTok">false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| <text:s text:c="1"/>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OperatorTok">)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\n</text:span><text:span text:style-name="StringTok">*-*-*-*-*-*-*-*-*-*-*-*-*-*-*-*-*-*</text:span><text:span text:style-name="SpecialCharTok">\n</text:span><text:span text:style-name="StringTok">"</text:span><text:span text:style-name="OperatorTok">);</text:span>
</text:p>
          <text:p text:style-name="Preformatted_20_Text"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Negation (not, !) truth table:"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\n</text:span><text:span text:style-name="StringTok"><text:s text:c="1"/>value </text:span><text:span text:style-name="SpecialCharTok">\t</text:span><text:span text:style-name="StringTok">|| <text:s text:c="1"/>! "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--------||----------"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| <text:s text:c="1"/>"</text:span><text:span text:style-name="NormalTok"><text:s text:c="1"/></text:span><text:span text:style-name="OperatorTok">+</text:span><text:span text:style-name="NormalTok"><text:s text:c="1"/></text:span><text:span text:style-name="OperatorTok">!(</text:span><text:span text:style-name="KeywordTok">true</text:span><text:span text:style-name="OperatorTok">)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<text:span text:style-name="NormalTok"><text:s text:c="1"/></text:span><text:span text:style-name="OperatorTok">+</text:span><text:span text:style-name="NormalTok"><text:s text:c="1"/></text:span><text:span text:style-name="OperatorTok">(!</text:span><text:span text:style-name="KeywordTok">tru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t</text:span><text:span text:style-name="StringTok">|| <text:s text:c="1"/>"</text:span><text:span text:style-name="NormalTok"><text:s text:c="1"/></text:span><text:span text:style-name="OperatorTok">+</text:span><text:span text:style-name="NormalTok"><text:s text:c="1"/></text:span><text:span text:style-name="OperatorTok">(!</text:span><text:span text:style-name="KeywordTok">false</text:span><text:span text:style-name="OperatorTok">)</text:span>
</text:p>
          <text:p text:style-name="Preformatted_20_Text">
<text:span text:style-name="OperatorTok">+</text:span><text:span text:style-name="NormalTok"><text:s text:c="1"/></text:span><text:span text:style-name="StringTok">"</text:span><text:span text:style-name="SpecialCharTok">\n\n</text:span><text:span text:style-name="StringTok">*-*-*-*-*-*-*-*-*-*-*-*-*-*-*-*-*-*</text:span><text:span text:style-name="SpecialCharTok">\n</text:span><text:span text:style-name="StringTok">"</text:span><text:span text:style-name="OperatorTok">);</text:span>
</text:p>
        </text:list-item>
        <text:list-item>
          <text:p text:style-name="P2">Compile and execute it. This should display to the screen the <text:a xlink:type="simple" xlink:href="https://www.wikiwand.com/en/Truth_table" office:name=""><text:span text:style-name="Definition">truth tables</text:span></text:a> for conjunction (and, <text:span text:style-name="Source_Text"><text:span text:style-name="OperatorTok">&amp;&amp;</text:span></text:span>) and negation (not, <text:span text:style-name="Source_Text"><text:span text:style-name="OperatorTok">!</text:span></text:span>).</text:p>
        </text:list-item>
        <text:list-item>
          <text:p text:style-name="P2">Make sure you understand both the code and its output.</text:p>
        </text:list-item>
        <text:list-item>
          <text:p text:style-name="P2">After the truth table for the negation, write code to display the truth tables for three binary operators:</text:p>
          <text:list>
            <text:list-item>
              <text:p text:style-name="P2">the disjunction (or, <text:span text:style-name="Source_Text"><text:span text:style-name="OperatorTok">||</text:span></text:span>),</text:p>
            </text:list-item>
            <text:list-item>
              <text:p text:style-name="P2">the identity (equality, <text:span text:style-name="Source_Text"><text:span text:style-name="OperatorTok">==</text:span></text:span>), and</text:p>
            </text:list-item>
            <text:list-item>
              <text:p text:style-name="P2">the difference (inequality, <text:span text:style-name="Source_Text"><text:span text:style-name="OperatorTok">!=</text:span></text:span>).</text:p>
            </text:list-item>
          </text:list>
          <text:p text:style-name="P2">Normally, copying the truth table for the conjunction and using the find-and-replace feature of your IDE should make this a quick and easy task.</text:p>
        </text:list-item>
        <text:list-item>
          <text:p text:style-name="P2">You can make sure you completed this exercise correctly by checking that your output matches the truth tables on Wikipedia for <text:a xlink:type="simple" xlink:href="https://www.wikiwand.com/en/Truth_table#Logical_disjunction_(OR)" office:name=""><text:span text:style-name="Definition">disjunction</text:span></text:a> and <text:a xlink:type="simple" xlink:href="https://www.wikiwand.com/en/Truth_table#Logical_equality" office:name=""><text:span text:style-name="Definition">equality</text:span></text:a>. To check the inequality truth table, compare your output against the table for <text:a xlink:type="simple" xlink:href="https://www.wikiwand.com/en/Truth_table#Exclusive_disjunction" office:name=""><text:span text:style-name="Definition">exclusive disjunction</text:span></text:a>. Exclusive disjunction (XOR) is conceptually different than inequality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is order is also given <text:a xlink:type="simple" xlink:href="../labs/Booleans/../../book.html#precedence-of-operators-1" office:name=""><text:span text:style-name="Definition">in our notes</text:span></text:a>.</text:p>
      <text:p text:style-name="Text_20_body">For instance, <text:span text:style-name="Source_Text">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Op.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<text:span text:style-name="OperatorTok">!</text:span><text:span text:style-name="NormalTok"><text:s text:c="1"/></text:span><text:span text:style-name="KeywordTok">true</text:span></text:span> <text:span text:style-name="Source_Text"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Source_Text"><text:span text:style-name="KeywordTok">false</text:span></text:span> <text:span text:style-name="Source_Text"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span></text:p>
          </table:table-cell>
          <table:table-cell table:style-name="TableRowCell" office:value-type="string">
            <text:p text:style-name="Table_20_Contents"><text:span text:style-name="Source_Text"><text:span text:style-name="OperatorTok">!</text:span>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/text:span> <text:span text:style-name="Source_Text"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/text:span> <text:span text:style-name="Source_Text"><text:span text:style-name="OperatorTok">==</text:span><text:span text:style-name="NormalTok"><text:s text:c="1"/></text:span><text:span text:style-name="DecValTok">6</text:span>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/text:span> <text:span text:style-name="Source_Text"><text:span text:style-name="DecValTok">6</text:span></text:span> <text:span text:style-name="Source_Text"><text:span text:style-name="OperatorTok">==</text:span><text:span text:style-name="NormalTok"><text:s text:c="1"/></text:span><text:span text:style-name="DecValTok">6</text:span></text:span></text:p>
          </table:table-cell>
          <table:table-cell table:style-name="TableRowCell" office:value-type="string">
            <text:p text:style-name="Table_20_Contents"><text:span text:style-name="Source_Text"><text:span text:style-name="OperatorTok">*</text:span>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/text:span> <text:span text:style-name="Source_Text">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/text:span> <text:span text:style-name="Source_Text"><text:span text:style-name="KeywordTok">true</text:span></text:span></text:p>
          </table:table-cell>
          <table:table-cell table:style-name="TableRowCell" office:value-type="string">
            <text:p text:style-name="Table_20_Contents"><text:span text:style-name="Source_Text"><text:span text:style-name="OperatorTok">==</text:span>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/text:span> <text:span text:style-name="Source_Text"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/text:span> <text:span text:style-name="Source_Text"><text:span text:style-name="KeywordTok">false</text:span></text:span></text:p>
          </table:table-cell>
          <table:table-cell table:style-name="TableRowCell" office:value-type="string">
            <text:p text:style-name="Table_20_Contents"><text:span text:style-name="Source_Text"><text:span text:style-name="OperatorTok">&amp;&amp;</text:span>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Source_Text"><text:span text:style-name="KeywordTok">false</text:span></text:span></text:p>
          </table:table-cell>
          <table:table-cell table:style-name="TableRowCell" office:value-type="string">
            <text:p text:style-name="Table_20_Contents"><text:span text:style-name="Source_Text"><text:span text:style-name="OperatorTok">||</text:span></text:span></text:p>
          </table:table-cell>
        </table:table-row>
      </table:table>
      <text:p text:style-name="First_20_paragraph">Note that an expression like <text:span text:style-name="Source_Text">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span> does not make any sense: C# would try to take the negation of <text:span text:style-name="Source_Text"><text:span text:style-name="DecValTok">3</text:span></text:span> (since <text:span text:style-name="Source_Text"><text:span text:style-name="OperatorTok">!</text:span></text:span> has higher precedence than <text:span text:style-name="Source_Text"><text:span text:style-name="OperatorTok">&gt;</text:span></text:span>), but you cannot negate the truth value of an integer! Along the same lines, an expression like <text:span text:style-name="Source_Text">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</text:span> does not make sense; you can not multiply booleans (what would be “true times false”?)! Similarly, <text:span text:style-name="Source_Text">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</text:span> will cause an error; can you see why? These are all examples of “illegal” expressions.</text:p>
      <text:p text:style-name="Text_20_body">Solution:</text:p>
      <text:p text:style-name="Text_20_body"><text:span text:style-name="Source_Text">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</text:span> would cause an error because the <text:span text:style-name="Source_Text"><text:span text:style-name="OperatorTok">%</text:span></text:span> operator (called <text:a xlink:type="simple" xlink:href="https://learn.microsoft.com/en-us/dotnet/csharp/language-reference/operators/arithmetic-operators#remainder-operator-" office:name=""><text:span text:style-name="Definition">the remainder operator</text:span></text:a>) expects two numerical datatypes, but <text:span text:style-name="Source_Text"><text:span text:style-name="KeywordTok">false</text:span></text:span> is not of a numerical datatype, as it is a Boolean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3"><text:span text:style-name="Source_Text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span></text:p>
        </text:list-item>
        <text:list-item>
          <text:p text:style-name="P3"><text:span text:style-name="Source_Text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span></text:p>
        </text:list-item>
        <text:list-item>
          <text:p text:style-name="P3"><text:span text:style-name="Source_Text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span></text:p>
        </text:list-item>
        <text:list-item>
          <text:p text:style-name="P3"><text:span text:style-name="Source_Text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span></text:p>
        </text:list-item>
        <text:list-item>
          <text:p text:style-name="P3"><text:span text:style-name="Source_Text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span></text:p>
        </text:list-item>
        <text:list-item>
          <text:p text:style-name="P3"><text:span text:style-name="Source_Text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span></text:p>
        </text:list-item>
        <text:list-item>
          <text:p text:style-name="P3"><text:span text:style-name="Source_Text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span></text:p>
        </text:list-item>
        <text:list-item>
          <text:p text:style-name="P3"><text:span text:style-name="Source_Text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span></text:p>
        </text:list-item>
      </text:list>
      <text:p text:style-name="First_20_paragraph">Solution:</text:p>
      <text:p text:style-name="Text_20_body">You can actually use your IDE to check your answers! Simply copy-and-paste the following in a <text:span text:style-name="Source_Text"><text:span text:style-name="NormalTok">Main</text:span></text:span> method: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The answers are: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true &amp;&amp; false || true: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!true &amp;&amp; false: "</text:span><text:span text:style-name="NormalTok"><text:s text:c="1"/></text:span><text:span text:style-name="OperatorTok">+</text:span><text:span text:style-name="NormalTok"><text:s text:c="1"/></text:span><text:span text:style-name="OperatorTok">(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false || true &amp;&amp; !false: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false == !true || false: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!(true || false || true &amp;&amp; true): "</text:span><text:span text:style-name="NormalTok"><text:s text:c="1"/></text:span><text:span text:style-name="OperatorTok">+</text:span><text:span text:style-name="NormalTok"><text:s text:c="1"/></text:span><text:span text:style-name="OperatorTok">(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!(true || false) &amp;&amp; (true &amp;&amp; !false): "</text:span><text:span text:style-name="NormalTok"><text:s text:c="1"/></text:span><text:span text:style-name="OperatorTok">+</text:span><text:span text:style-name="NormalTok"><text:s text:c="1"/></text:span><text:span text:style-name="OperatorTok">(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text:span text:style-name="NormalTok"><text:s text:c="1"/></text:span><text:span text:style-name="OperatorTok">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!true || false &amp;&amp; (true &amp;&amp; !false): "</text:span><text:span text:style-name="NormalTok"><text:s text:c="1"/></text:span><text:span text:style-name="OperatorTok">+</text:span><text:span text:style-name="NormalTok"><text:s text:c="1"/></text:span><text:span text:style-name="OperatorTok">(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NormalTok"><text:s text:c="4"/></text:span><text:span text:style-name="OperatorTok">+</text:span><text:span text:style-name="NormalTok"><text:s text:c="1"/></text:span><text:span text:style-name="StringTok">"true != !(false || true): 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)</text:span><text:span text:style-name="NormalTok"><text:s text:c="1"/></text:span><text:span text:style-name="OperatorTok">+</text:span><text:span text:style-name="NormalTok"><text:s text:c="1"/></text:span><text:span text:style-name="StringTok">"</text:span><text:span text:style-name="SpecialCharTok">\n</text:span><text:span text:style-name="StringTok">"</text:span>
</text:p>
      <text:p text:style-name="Preformatted_20_Text">
<text:span text:style-name="OperatorTok">);</text:span>
</text:p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4">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span></text:p>
        </text:list-item>
        <text:list-item>
          <text:p text:style-name="P4"><text:span text:style-name="Source_Text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span></text:p>
        </text:list-item>
        <text:list-item>
          <text:p text:style-name="P4"><text:span text:style-name="Source_Text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span></text:p>
        </text:list-item>
        <text:list-item>
          <text:p text:style-name="P4">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span></text:p>
        </text:list-item>
        <text:list-item>
          <text:p text:style-name="P4"><text:span text:style-name="Source_Text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span></text:p>
        </text:list-item>
        <text:list-item>
          <text:p text:style-name="P4"><text:span text:style-name="Source_Text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span></text:p>
        </text:list-item>
      </text:list>
      <text:p text:style-name="First_20_paragraph">Solution:</text:p>
      <text:list text:style-name="L5">
        <text:list-item>
          <text:p text:style-name="P5">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span> is legal (comparing numerical values)</text:p>
        </text:list-item>
        <text:list-item>
          <text:p text:style-name="P5"><text:span text:style-name="Source_Text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span> is legal (comparing numerical values)</text:p>
        </text:list-item>
        <text:list-item>
          <text:p text:style-name="P5"><text:span text:style-name="Source_Text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span> is legal (we first convert <text:span text:style-name="Source_Text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/text:span> to <text:span text:style-name="Source_Text"><text:span text:style-name="NormalTok">True</text:span></text:span>, and then test if <text:span text:style-name="Source_Text"><text:span text:style-name="KeywordTok">true</text:span></text:span> is different from <text:span text:style-name="Source_Text"><text:span text:style-name="KeywordTok">false</text:span></text:span>)</text:p>
        </text:list-item>
        <text:list-item>
          <text:p text:style-name="P5">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span> is <text:span text:style-name="T1">not legal</text:span> (a boolean value cannot be less than a numerical value)</text:p>
        </text:list-item>
        <text:list-item>
          <text:p text:style-name="P5"><text:span text:style-name="Source_Text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span> is legal (<text:span text:style-name="Source_Text"><text:span text:style-name="OperatorTok">+</text:span></text:span> and <text:span text:style-name="Source_Text"><text:span text:style-name="OperatorTok">*</text:span></text:span> are evaluated first, then <text:span text:style-name="Source_Text"><text:span text:style-name="OperatorTok">==</text:span></text:span> compares two numerical values, resulting in a boolean value that can be tested for equality against <text:span text:style-name="Source_Text"><text:span text:style-name="KeywordTok">true</text:span></text:span>)</text:p>
        </text:list-item>
        <text:list-item>
          <text:p text:style-name="P5"><text:span text:style-name="Source_Text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span> is <text:span text:style-name="T1">not legal</text:span> (<text:span text:style-name="Source_Text"><text:span text:style-name="OperatorTok">+</text:span></text:span> is evaluated first, but a numerical value and a boolean cannot be summed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5:39Z</meta:creation-date>
    <dc:date>2024-03-27T23:15:39Z</dc:date>
    <meta:user-defined meta:name="date" meta:value-type="string">March  27, 2024 (07:15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